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021cm" fo:min-width="17.28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51cm" fo:min-width="1.98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2.4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3.913cm" fo:min-width="1.377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0.338cm" fo:padding-top="0cm" fo:padding-bottom="0cm" fo:padding-left="0.051cm" fo:padding-right="0.0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381cm" fo:min-width="2.962cm" fo:padding-top="0cm" fo:padding-bottom="0cm" fo:padding-left="0.051cm" fo:padding-right="0.0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0.381cm" fo:padding-top="0cm" fo:padding-bottom="0cm" fo:padding-left="0.051cm" fo:padding-right="0.051cm"/>
      <style:paragraph-properties style:writing-mode="lr-tb"/>
    </style:style>
    <style:style style:name="gr10" style:family="graphic" style:parent-style-name="objectwithoutfill">
      <style:graphic-properties svg:stroke-width="0.028cm" svg:stroke-color="#000000" draw:marker-start-width="0.242cm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1" style:family="graphic" style:parent-style-name="objectwithoutfill">
      <style:graphic-properties svg:stroke-width="0.028cm" svg:stroke-color="#000000" draw:marker-start="Circle" draw:marker-start-width="0.102cm" draw:marker-start-center="true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0.738cm" fo:min-width="0.996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b4c7dc" draw:textarea-horizontal-align="center" draw:textarea-vertical-align="middle" draw:auto-grow-height="false" fo:min-height="0.738cm" fo:min-width="0.742cm" fo:padding-top="0.139cm" fo:padding-bottom="0.139cm" fo:padding-left="0.264cm" fo:padding-right="0.264cm" fo:wrap-option="wrap" draw:shadow="hidden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1.998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00" draw:marker-start-width="0.242cm" draw:marker-end="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6.326cm" fo:min-width="1.187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67cm" fo:min-width="0.795cm" fo:padding-top="0.139cm" fo:padding-bottom="0.139cm" fo:padding-left="0.264cm" fo:padding-right="0.264cm"/>
    </style:style>
    <style:style style:name="gr18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cccccc" draw:textarea-horizontal-align="justify" draw:textarea-vertical-align="middle" draw:auto-grow-height="false" fo:min-height="1.246cm" fo:min-width="0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5cm" fo:min-width="1.983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48cm" fo:min-width="0.655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8000" draw:textarea-horizontal-align="justify" draw:textarea-vertical-align="middle" draw:auto-grow-height="false" fo:min-height="3.913cm" fo:min-width="0.742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8000" draw:textarea-horizontal-align="justify" draw:textarea-vertical-align="middle" draw:auto-grow-height="false" fo:min-height="2.643cm" fo:min-width="0.742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center" style:writing-mode="lr-tb"/>
      <style:text-properties fo:font-size="8pt" fo:font-weight="bold"/>
    </style:style>
    <style:style style:name="P4" style:family="paragraph">
      <loext:graphic-properties draw:fill-color="#c5dca0"/>
      <style:paragraph-properties fo:text-align="center" style:writing-mode="lr-tb"/>
      <style:text-properties fo:font-size="8pt"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7pt" style:font-size-complex="7pt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7pt" style:font-size-asian="7pt" style:font-size-complex="7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7pt" fo:font-weight="bold" style:font-size-asian="7pt" style:font-size-complex="7pt"/>
    </style:style>
    <style:style style:name="P12" style:family="paragraph">
      <loext:graphic-properties draw:fill-color="#cccccc"/>
      <style:paragraph-properties fo:margin-top="0cm" fo:margin-bottom="0cm" fo:text-align="center" style:writing-mode="lr-tb"/>
      <style:text-properties fo:font-size="8pt" fo:font-weight="bold"/>
    </style:style>
    <style:style style:name="P13" style:family="paragraph">
      <loext:graphic-properties draw:fill-color="#ff8000"/>
      <style:paragraph-properties fo:text-align="center" style:writing-mode="lr-tb"/>
      <style:text-properties fo:font-size="8pt" fo:font-weight="bold"/>
    </style:style>
    <style:style style:name="T1" style:family="text">
      <style:text-properties fo:font-size="8pt" fo:font-weight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fo:font-weight="bold" style:font-size-asian="7pt" style:font-size-complex="7pt"/>
    </style:style>
    <style:style style:name="T4" style:family="text">
      <style:text-properties fo:font-size="7pt" fo:font-weight="bold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9.271cm" svg:x="2.032cm" svg:y="6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ield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><text:span text:style-name="T2">cpuif_wr_data[n:</text:span><text:span text:style-name="T2">0]</text:span></text:p>
          </draw:text-box>
        </draw:frame>
        <draw:frame draw:style-name="gr6" draw:text-style-name="P5" draw:layer="layout" svg:width="2.54cm" svg:height="0.383cm" svg:x="10.287cm" svg:y="7.747cm">
          <draw:text-box>
            <text:p><text:span text:style-name="T2">decoded_req</text:span></text:p>
          </draw:text-box>
        </draw:frame>
        <draw:frame draw:style-name="gr6" draw:text-style-name="P5" draw:layer="layout" svg:width="2.54cm" svg:height="0.383cm" svg:x="10.287cm" svg:y="8.257cm">
          <draw:text-box>
            <text:p><text:span text:style-name="T2">decoded_req_is_</text:span><text:span text:style-name="T2">wr</text:span></text:p>
          </draw:text-box>
        </draw:frame>
        <draw:frame draw:style-name="gr8" draw:text-style-name="P5" draw:layer="layout" svg:width="2.667cm" svg:height="0.508cm" svg:x="10.287cm" svg:y="9.779cm">
          <draw:text-box>
            <text:p><text:span text:style-name="T2">decoded_reg_str</text:span><text:span text:style-name="T2">b.{...}</text:span></text:p>
          </draw:text-box>
        </draw:frame>
        <draw:frame draw:style-name="gr9" draw:text-style-name="P5" draw:layer="layout" svg:width="2.667cm" svg:height="0.381cm" svg:x="10.287cm" svg:y="10.668cm">
          <draw:text-box>
            <text:p><text:span text:style-name="T2">decoded_wr_data</text:span><text:span text:style-name="T2">[n: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6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6"><text:span text:style-name="T3">hwif_out.{...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><text:span text:style-name="T2">cpuif_rd_data[n:0</text:span><text:span text:style-name="T2">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frame draw:style-name="gr8" draw:text-style-name="P5" draw:layer="layout" svg:width="1.968cm" svg:height="0.381cm" svg:x="15.24cm" svg:y="8.318cm">
          <draw:text-box>
            <text:p><text:span text:style-name="T2">field_storage.{...}</text:span></text:p>
          </draw:text-box>
        </draw:frame>
        <draw:frame draw:style-name="gr8" draw:text-style-name="P5" draw:layer="layout" svg:width="1.968cm" svg:height="0.381cm" svg:x="15.24cm" svg:y="9.207cm">
          <draw:text-box>
            <text:p><text:span text:style-name="T2">field_combo.{...}</text:span></text:p>
          </draw:text-box>
        </draw:frame>
        <draw:custom-shape draw:style-name="gr14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576cm" svg:height="0.508cm" svg:x="15.267cm" svg:y="10.033cm">
          <draw:text-box>
            <text:p><text:span text:style-name="T2">decoded_reg_str</text:span><text:span text:style-name="T2">b.{...}</text:span></text:p>
          </draw:text-box>
        </draw:fram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9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9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9"><text:span text:style-name="T2">readback_rd_dat</text:span><text:span text:style-name="T2">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face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1.27cm" svg:height="0.381cm" svg:x="3.175cm" svg:y="10.795cm">
          <draw:text-box>
            <text:p text:style-name="P6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381cm" svg:height="1.524cm" svg:x="13.716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frame draw:style-name="gr9" draw:text-style-name="P11" draw:layer="layout" svg:width="4.191cm" svg:height="0.635cm" svg:x="11.811cm" svg:y="14.097cm">
          <draw:text-box>
            <text:p text:style-name="P6"><text:span text:style-name="T4">Optional</text:span></text:p>
            <text:p text:style-name="P6"><text:span text:style-name="T4">if </text:span><text:span text:style-name="T4">retime_read_res</text:span><text:span text:style-name="T4">ponse == Tru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7.78cm" svg:height="9.271cm" svg:x="2.632cm" svg:y="5.5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ield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><text:span text:style-name="T2">cpuif_wr_data[n:</text:span><text:span text:style-name="T2">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6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6"><text:span text:style-name="T3">hwif_out.{...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><text:span text:style-name="T2">cpuif_rd_data[n:0</text:span><text:span text:style-name="T2">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frame draw:style-name="gr8" draw:text-style-name="P5" draw:layer="layout" svg:width="1.968cm" svg:height="0.381cm" svg:x="15.24cm" svg:y="8.318cm">
          <draw:text-box>
            <text:p><text:span text:style-name="T2">field_storage.{...}</text:span></text:p>
          </draw:text-box>
        </draw:frame>
        <draw:frame draw:style-name="gr8" draw:text-style-name="P5" draw:layer="layout" svg:width="1.968cm" svg:height="0.381cm" svg:x="15.24cm" svg:y="9.207cm">
          <draw:text-box>
            <text:p><text:span text:style-name="T2">field_combo.{...}</text:span></text:p>
          </draw:text-box>
        </draw:frame>
        <draw:custom-shape draw:style-name="gr19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576cm" svg:height="0.508cm" svg:x="15.267cm" svg:y="10.033cm">
          <draw:text-box>
            <text:p><text:span text:style-name="T2">decoded_reg_str</text:span><text:span text:style-name="T2">b.{...}</text:span></text:p>
          </draw:text-box>
        </draw:fram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9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9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9"><text:span text:style-name="T2">readback_rd_dat</text:span><text:span text:style-name="T2">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face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1.27cm" svg:height="0.381cm" svg:x="3.175cm" svg:y="10.795cm">
          <draw:text-box>
            <text:p text:style-name="P6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381cm" svg:height="1.524cm" svg:x="13.716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custom-shape draw:style-name="gr21" draw:text-style-name="P13" draw:layer="layout" svg:width="1.27cm" svg:height="4.191cm" svg:x="10.541cm" svg:y="7.429cm">
          <text:p text:style-name="P3"><text:span text:style-name="T1">Write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7.78cm" svg:height="9.271cm" svg:x="2.732cm" svg:y="5.7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ield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><text:span text:style-name="T2">cpuif_wr_data[n:0]</text:span></text:p>
          </draw:text-box>
        </draw:frame>
        <draw:frame draw:style-name="gr6" draw:text-style-name="P5" draw:layer="layout" svg:width="2.54cm" svg:height="0.383cm" svg:x="10.287cm" svg:y="7.747cm">
          <draw:text-box>
            <text:p><text:span text:style-name="T2">decoded_req</text:span></text:p>
          </draw:text-box>
        </draw:frame>
        <draw:frame draw:style-name="gr6" draw:text-style-name="P5" draw:layer="layout" svg:width="2.54cm" svg:height="0.383cm" svg:x="10.287cm" svg:y="8.257cm">
          <draw:text-box>
            <text:p><text:span text:style-name="T2">decoded_req_is_wr</text:span></text:p>
          </draw:text-box>
        </draw:frame>
        <draw:frame draw:style-name="gr8" draw:text-style-name="P5" draw:layer="layout" svg:width="2.667cm" svg:height="0.508cm" svg:x="10.287cm" svg:y="9.779cm">
          <draw:text-box>
            <text:p><text:span text:style-name="T2">decoded_reg_strb.{...}</text:span></text:p>
          </draw:text-box>
        </draw:frame>
        <draw:frame draw:style-name="gr9" draw:text-style-name="P5" draw:layer="layout" svg:width="2.667cm" svg:height="0.381cm" svg:x="10.287cm" svg:y="10.668cm">
          <draw:text-box>
            <text:p><text:span text:style-name="T2">decoded_wr_data[n: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6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6"><text:span text:style-name="T3">hwif_out.{...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><text:span text:style-name="T2">cpuif_rd_data[n:0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custom-shape draw:style-name="gr19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9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9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9"><text:span text:style-name="T2">readback_rd_dat</text:span><text:span text:style-name="T2">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face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1" draw:layer="layout" svg:width="1.27cm" svg:height="0.381cm" svg:x="3.175cm" svg:y="10.795cm">
          <draw:text-box>
            <text:p text:style-name="P6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0.381cm" svg:height="1.524cm" svg:x="13.716cm" svg:y="12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custom-shape draw:style-name="gr22" draw:text-style-name="P13" draw:layer="layout" svg:width="1.27cm" svg:height="2.921cm" svg:x="15.684cm" svg:y="7.937cm">
          <text:p text:style-name="P3"><text:span text:style-name="T1">Read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1T21:11:22.211790049</meta:creation-date>
    <dc:date>2025-12-11T20:55:27.885446782</dc:date>
    <meta:editing-duration>PT1H48M9S</meta:editing-duration>
    <meta:editing-cycles>38</meta:editing-cycles>
    <meta:generator>LibreOffice/7.3.7.2$Linux_X86_64 LibreOffice_project/30$Build-2</meta:generator>
    <meta:document-statistic meta:object-count="146"/>
  </office:meta>
</office:document-meta>
</file>